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style:text-blinking="false" fo:background-color="transparent" style:font-size-asian="20pt" style:font-name-complex="Arial2" style:font-size-complex="20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11e4d" style:text-blinking="false" fo:background-color="transparent" style:font-size-asian="20pt" style:font-name-complex="Arial2" style:font-size-complex="20pt" style:font-style-complex="normal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11e4d" style:text-blinking="false" fo:background-color="transparent" style:font-size-asian="20pt" style:font-name-complex="Arial2" style:font-size-complex="20pt" style:font-style-complex="normal" style:font-weight-complex="normal"/>
    </style:style>
    <style:style style:name="P4" style:family="paragraph" style:parent-style-name="Text_20_body">
      <style:text-properties fo:font-size="20pt" officeooo:paragraph-rsid="00111e4d" style:font-size-asian="20pt" style:font-size-complex="20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2fcb7" style:text-blinking="false" fo:background-color="transparent" style:font-size-asian="20pt" style:font-name-complex="Arial2" style:font-size-complex="20pt" style:font-style-complex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2fcb7" style:text-blinking="false" fo:background-color="transparent" style:font-size-asian="20pt" style:font-name-complex="Arial2" style:font-size-complex="20pt" style:font-style-complex="normal" style:font-weight-complex="normal"/>
    </style:style>
    <style:style style:name="P7" style:family="paragraph" style:parent-style-name="Text_20_body">
      <style:text-properties fo:font-size="20pt" officeooo:paragraph-rsid="0012fcb7" style:font-size-asian="20pt" style:font-size-complex="20pt"/>
    </style:style>
    <style:style style:name="T1" style:family="text">
      <style:text-properties officeooo:rsid="000f711b"/>
    </style:style>
    <style:style style:name="T2" style:family="text">
      <style:text-properties officeooo:rsid="00111e4d"/>
    </style:style>
    <style:style style:name="T3" style:family="text">
      <style:text-properties officeooo:rsid="00117b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bookmark text:name="docs-internal-guid-d180e216-7fff-fec0-fee1-d7df9cba43cd"/><text:span text:style-name="T1">১। Letter </text:span>গুলো থেকে <text:span text:style-name="T1">Consonant</text:span> এবং <text:span text:style-name="T1">Vowel</text:span> আলাদা করে লিখ<text:span text:style-name="T2">।<text:tab/><text:tab/><text:tab/><text:tab/><text:tab/><text:tab/><text:tab/><text:tab/><text:tab/><text:tab/><text:tab/><text:tab/></text:span><text:span text:style-name="T1">১৫</text:span> </text:p>
      <text:p text:style-name="P1"/>
      <text:p text:style-name="P1"><text:span text:style-name="T1">২।C </text:span>এর উচ্চারণ কখন "<text:span text:style-name="T1">স"</text:span> <text:span text:style-name="T1">হয় </text:span>কখন "ক" হয় নিয়ম লেখ<text:span text:style-name="T1">।</text:span><text:span text:style-name="T2">২০</text:span></text:p>
      <text:p text:style-name="P1"/>
      <text:p text:style-name="P2"><text:span text:style-name="T1">৩। Consonant</text:span> <text:span text:style-name="T1">21 টির </text:span><text:s/>বাংলা উচ্চারণ লেখ <text:span text:style-name="T1">।<text:tab/><text:tab/><text:tab/>২০<text:tab/><text:tab/></text:span></text:p>
      <text:p text:style-name="P1"><text:span text:style-name="T1">৪। </text:span>নিচে<text:span text:style-name="T1">র</text:span> শব্দ গুলোর বাংলা অর্থ লেখ <text:span text:style-name="T1">।<text:tab/><text:tab/><text:tab/><text:tab/></text:span><text:span text:style-name="T2">২০</text:span></text:p>
      <text:p text:style-name="P2"><text:tab/><text:span text:style-name="T1">(i)Come <text:tab/>(ii)Name <text:tab/>(iii)Go<text:tab/><text:tab/></text:span></text:p>
      <text:p text:style-name="P3"><text:tab/>(iv)Namaz<text:tab/>(v)We</text:p>
      <text:p text:style-name="P1"><text:span text:style-name="T1">৫। </text:span>নিচের ইংরেজি গুলোর বাংলা উচ্চারণ লেখ <text:span text:style-name="T2">। <text:tab/><text:tab/> ২০</text:span></text:p>
      <text:p text:style-name="P2"><text:tab/><text:span text:style-name="T1">(i)Le<text:tab/>(ii)Many <text:tab/>(iii)Allah<text:tab/><text:tab/></text:span></text:p>
      <text:p text:style-name="P3"><text:tab/>(iv)Po<text:tab/>(v)Na</text:p>
      <text:p text:style-name="P2"><text:span text:style-name="T3">৬।</text:span>সুন্দর হাতের লেখার জন্য <text:tab/><text:tab/><text:tab/><text:tab/><text:tab/> <text:s text:c="5"/><text:tab/><text:tab/> <text:span text:style-name="T2">০৫</text:span></text:p>
      <text:p text:style-name="P4"/>
      <text:p text:style-name="P5"/>
      <text:p text:style-name="P5"><text:soft-page-break/></text:p>
      <text:p text:style-name="P5"><text:bookmark text:name="docs-internal-guid-d180e216-7fff-fec0-fee1-d7df9cba43cd Copy 1"/><text:span text:style-name="T1">১। Letter </text:span>গুলো থেকে <text:span text:style-name="T1">Consonant</text:span> এবং <text:span text:style-name="T1">Vowel</text:span> আলাদা করে লিখ<text:span text:style-name="T2">।<text:tab/><text:tab/><text:tab/><text:tab/><text:tab/><text:tab/><text:tab/><text:tab/><text:tab/><text:tab/><text:tab/><text:tab/></text:span><text:span text:style-name="T1">১৫</text:span> </text:p>
      <text:p text:style-name="P5"/>
      <text:p text:style-name="P5"><text:span text:style-name="T1">২।C </text:span>এর উচ্চারণ কখন "<text:span text:style-name="T1">স"</text:span> <text:span text:style-name="T1">হয় </text:span>কখন "ক" হয় নিয়ম লেখ<text:span text:style-name="T1">।<text:tab/><text:tab/><text:tab/><text:tab/><text:tab/><text:tab/><text:tab/><text:tab/><text:tab/><text:tab/><text:tab/><text:tab/><text:tab/><text:tab/></text:span><text:span text:style-name="T2">২০</text:span></text:p>
      <text:p text:style-name="P5"/>
      <text:p text:style-name="P5"><text:span text:style-name="T1">৩। Consonant</text:span> <text:span text:style-name="T1">21 টির </text:span><text:s/>বাংলা উচ্চারণ লেখ <text:span text:style-name="T1">।<text:tab/><text:tab/><text:tab/>২০<text:tab/><text:tab/></text:span></text:p>
      <text:p text:style-name="P5"><text:span text:style-name="T1">৪। </text:span>নিচে<text:span text:style-name="T1">র</text:span> শব্দ গুলোর বাংলা অর্থ লেখ <text:span text:style-name="T1">।<text:tab/><text:tab/><text:tab/><text:tab/></text:span><text:span text:style-name="T2">২০</text:span></text:p>
      <text:p text:style-name="P5"><text:tab/><text:span text:style-name="T1">(i)Come <text:tab/>(ii)Name <text:tab/>(iii)Go<text:tab/><text:tab/></text:span></text:p>
      <text:p text:style-name="P6"><text:tab/>(iv)Namaz<text:tab/>(v)We</text:p>
      <text:p text:style-name="P5"><text:span text:style-name="T1">৫। </text:span>নিচের ইংরেজি গুলোর বাংলা উচ্চারণ লেখ <text:span text:style-name="T2">। <text:tab/><text:tab/> ২০</text:span></text:p>
      <text:p text:style-name="P5"><text:tab/><text:span text:style-name="T1">(i)Le<text:tab/>(ii)Many <text:tab/>(iii)Allah<text:tab/><text:tab/></text:span></text:p>
      <text:p text:style-name="P6"><text:tab/>(iv)Po<text:tab/>(v)Na</text:p>
      <text:p text:style-name="P5"><text:span text:style-name="T3">৬।</text:span>সুন্দর হাতের লেখার জন্য <text:tab/><text:tab/><text:tab/><text:tab/><text:tab/> <text:s text:c="5"/><text:tab/><text:tab/> <text:span text:style-name="T2">০৫</text:span></text:p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2fcb7" style:text-blinking="false" fo:background-color="transparent" style:font-size-asian="20pt" style:font-name-complex="Arial2" style:font-size-complex="20pt" style:font-style-complex="normal" style:font-weight-complex="normal"/>
    </style:style>
    <style:style style:name="MP2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a38a2" officeooo:paragraph-rsid="0012fcb7" style:text-blinking="false" fo:background-color="transparent" style:font-size-asian="18pt" style:font-name-complex="Arial2" style:font-size-complex="18pt" style:font-style-complex="normal" style:font-weight-complex="normal"/>
    </style:style>
    <style:style style:name="MP3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2fcb7" style:text-blinking="false" fo:background-color="transparent" style:font-size-asian="18pt" style:font-name-complex="Arial2" style:font-size-complex="18pt" style:font-style-complex="normal" style:font-weight-complex="normal"/>
    </style:style>
    <style:style style:name="MP4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93d26" officeooo:paragraph-rsid="0012fcb7" style:text-blinking="false" fo:background-color="transparent" style:font-size-asian="18pt" style:font-name-complex="Arial2" style:font-size-complex="18pt" style:font-style-complex="normal" style:font-weight-complex="normal"/>
    </style:style>
    <style:style style:name="MT1" style:family="text">
      <style:text-properties officeooo:rsid="00193d26"/>
    </style:style>
    <style:style style:name="MT2" style:family="text">
      <style:text-properties officeooo:rsid="000851f1"/>
    </style:style>
    <style:style style:name="MT3" style:family="text">
      <style:text-properties officeooo:rsid="00119243"/>
    </style:style>
    <style:style style:name="MT4" style:family="text">
      <style:text-properties officeooo:rsid="0012da27"/>
    </style:style>
    <style:style style:name="MT5" style:family="text">
      <style:text-properties officeooo:rsid="00111d88"/>
    </style:style>
    <style:style style:name="MT6" style:family="text">
      <style:text-properties officeooo:rsid="000f711b"/>
    </style:style>
    <style:style style:name="MT7" style:family="text">
      <style:text-properties officeooo:rsid="00092f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d61a70b0-7fff-935f-033f-7b5e95e6609b"/>কালারডাঙ্গা নূরে মদিনা হাফিজ<text:span text:style-name="MT1">িয়া </text:span>মাদ্রাসা ও এতিমখানা</text:p>
        <text:p text:style-name="MP2">প্রথম সাময়িক পরীক্ষা -২০২৫ ইং <text:s/></text:p>
        <text:p text:style-name="MP3">শ্রেণী<text:span text:style-name="MT1">ঃ </text:span><text:span text:style-name="MT2">দ্বিতীয়</text:span><text:span text:style-name="MT3"> </text:span><text:span text:style-name="MT4"><text:s/></text:span><text:span text:style-name="MT1"><text:s/></text:span><text:tab/><text:tab/>বিষয়<text:span text:style-name="MT1">ঃ ইংরেজি</text:span><text:span text:style-name="MT5"> </text:span><text:span text:style-name="MT4"><text:s/></text:span><text:span text:style-name="MT6"><text:s/></text:span> </text:p>
        <text:p text:style-name="MP4">সময়ঃ <text:span text:style-name="MT3">২ </text:span>ঘণ্টা <text:span text:style-name="MT3">৩০ মিনিট </text:span><text:tab/><text:tab/> <text:tab/><text:tab/><text:tab/> পূর্ণমা<text:span text:style-name="MT7">নঃ </text:span>১০০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3T19:41:54.592847000</meta:creation-date>
    <dc:date>2025-05-26T19:19:42.895971200</dc:date>
    <meta:editing-duration>PT40M</meta:editing-duration>
    <meta:editing-cycles>4</meta:editing-cycles>
    <meta:generator>LibreOffice/25.2.2.2$Windows_X86_64 LibreOffice_project/7370d4be9e3cf6031a51beef54ff3bda878e3fac</meta:generator>
    <meta:print-date>2025-05-26T19:13:20.555514100</meta:print-date>
    <meta:document-statistic meta:table-count="0" meta:image-count="0" meta:object-count="0" meta:page-count="2" meta:paragraph-count="25" meta:word-count="152" meta:character-count="769" meta:non-whitespace-character-count="514"/>
  </office:meta>
</office:document-meta>
</file>